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FreeSans" fo:font-size="13pt" officeooo:rsid="001fb01b" officeooo:paragraph-rsid="001fb01b" style:font-size-asian="13pt" style:font-size-complex="13pt"/>
    </style:style>
    <style:style style:name="P2" style:family="paragraph" style:parent-style-name="Standard">
      <style:text-properties style:font-name="Abyssinica SIL" fo:font-size="24pt" fo:font-weight="normal" officeooo:rsid="001fb01b" officeooo:paragraph-rsid="001fb01b" style:font-size-asian="21pt" style:font-weight-asian="normal" style:font-size-complex="24pt" style:font-weight-complex="normal"/>
    </style:style>
    <style:style style:name="P3" style:family="paragraph" style:parent-style-name="Standard">
      <style:text-properties style:font-name="Abyssinica SIL" fo:font-size="18pt" fo:font-style="normal" fo:font-weight="bold" officeooo:rsid="0020fc25" officeooo:paragraph-rsid="0020fc25" style:font-size-asian="15.75pt" style:font-style-asian="normal" style:font-weight-asian="bold" style:font-size-complex="18pt" style:font-style-complex="normal" style:font-weight-complex="bold"/>
    </style:style>
    <style:style style:name="P4" style:family="paragraph" style:parent-style-name="Standard">
      <style:text-properties style:font-name="Abyssinica SIL" fo:font-size="18pt" fo:font-style="normal" fo:font-weight="bold" officeooo:rsid="003b0503" officeooo:paragraph-rsid="003b0503" style:font-size-asian="15.75pt" style:font-style-asian="normal" style:font-weight-asian="bold" style:font-size-complex="18pt" style:font-style-complex="normal" style:font-weight-complex="bold"/>
    </style:style>
    <style:style style:name="P5" style:family="paragraph" style:parent-style-name="Standard">
      <style:text-properties style:font-name="DejaVu Sans Light" fo:font-size="20pt" fo:font-weight="normal" officeooo:rsid="00203ae2" officeooo:paragraph-rsid="00203ae2" style:font-size-asian="17.5pt" style:font-weight-asian="normal" style:font-size-complex="20pt" style:font-weight-complex="normal"/>
    </style:style>
    <style:style style:name="P6" style:family="paragraph" style:parent-style-name="Standard">
      <style:text-properties style:font-name="DejaVu Sans Light" fo:font-size="18pt" fo:font-weight="normal" officeooo:rsid="00203ae2" officeooo:paragraph-rsid="00203ae2" style:font-size-asian="15.75pt" style:font-weight-asian="normal" style:font-size-complex="18pt" style:font-weight-complex="normal"/>
    </style:style>
    <style:style style:name="P7" style:family="paragraph" style:parent-style-name="Standard">
      <style:text-properties style:font-name="DejaVu Sans Light" fo:font-size="15pt" fo:font-style="normal" fo:font-weight="bold" officeooo:rsid="00203ae2" officeooo:paragraph-rsid="00203ae2" style:font-size-asian="15pt" style:font-style-asian="normal" style:font-weight-asian="bold" style:font-size-complex="15pt" style:font-style-complex="normal" style:font-weight-complex="bold"/>
    </style:style>
    <style:style style:name="P8" style:family="paragraph" style:parent-style-name="Standard">
      <style:text-properties style:font-name="Liberation Serif" fo:font-size="18pt" fo:font-style="italic" fo:font-weight="normal" officeooo:rsid="00203ae2" officeooo:paragraph-rsid="00203ae2" style:font-size-asian="15.75pt" style:font-style-asian="italic" style:font-weight-asian="normal" style:font-size-complex="18pt" style:font-style-complex="italic" style:font-weight-complex="normal"/>
    </style:style>
    <style:style style:name="P9" style:family="paragraph" style:parent-style-name="Standard" style:list-style-name="L4">
      <style:text-properties style:font-name="Abyssinica SIL" fo:font-size="14pt" fo:font-style="normal" fo:font-weight="normal" officeooo:rsid="003b0503" officeooo:paragraph-rsid="0044e010" style:font-size-asian="12.25pt" style:font-style-asian="normal" style:font-weight-asian="normal" style:font-size-complex="14pt" style:font-style-complex="normal" style:font-weight-complex="normal"/>
    </style:style>
    <style:style style:name="P10" style:family="paragraph" style:parent-style-name="Standard">
      <style:text-properties style:font-name="Abyssinica SIL" fo:font-size="14pt" fo:font-style="normal" fo:font-weight="normal" officeooo:rsid="003b0503" officeooo:paragraph-rsid="003b0503" style:font-size-asian="12.25pt" style:font-style-asian="normal" style:font-weight-asian="normal" style:font-size-complex="14pt" style:font-style-complex="normal" style:font-weight-complex="normal"/>
    </style:style>
    <style:style style:name="P11" style:family="paragraph" style:parent-style-name="Standard">
      <style:text-properties style:font-name="Abyssinica SIL" fo:font-size="14pt" fo:font-style="normal" fo:font-weight="normal" officeooo:rsid="00549007" officeooo:paragraph-rsid="00549007" style:font-size-asian="12.25pt" style:font-style-asian="normal" style:font-weight-asian="normal" style:font-size-complex="14pt" style:font-style-complex="normal" style:font-weight-complex="normal"/>
    </style:style>
    <style:style style:name="P12" style:family="paragraph" style:parent-style-name="Standard">
      <style:text-properties style:font-name="Abyssinica SIL" fo:font-size="14pt" fo:font-style="normal" fo:font-weight="normal" officeooo:rsid="00556277" officeooo:paragraph-rsid="00556277" style:font-size-asian="12.25pt" style:font-style-asian="normal" style:font-weight-asian="normal" style:font-size-complex="14pt" style:font-style-complex="normal" style:font-weight-complex="normal"/>
    </style:style>
    <style:style style:name="P13" style:family="paragraph" style:parent-style-name="Standard">
      <style:text-properties style:font-name="Abyssinica SIL" fo:font-size="26pt" fo:font-weight="bold" officeooo:rsid="00549007" officeooo:paragraph-rsid="00549007" style:font-size-asian="26pt" style:font-weight-asian="bold" style:font-size-complex="26pt" style:font-weight-complex="bold"/>
    </style:style>
    <style:style style:name="P14" style:family="paragraph" style:parent-style-name="Standard">
      <style:text-properties style:font-name="Abyssinica SIL" fo:font-size="22pt" fo:font-weight="normal" officeooo:rsid="00549007" officeooo:paragraph-rsid="00549007" style:font-size-asian="19.25pt" style:font-weight-asian="normal" style:font-size-complex="22pt" style:font-weight-complex="normal"/>
    </style:style>
    <style:style style:name="P15" style:family="paragraph" style:parent-style-name="Standard">
      <style:text-properties style:font-name="Abyssinica SIL" fo:font-size="18pt" fo:font-style="normal" fo:font-weight="bold" officeooo:rsid="00556277" officeooo:paragraph-rsid="00556277" style:font-size-asian="18pt" style:font-style-asian="normal" style:font-weight-asian="bold" style:font-size-complex="18pt" style:font-style-complex="normal" style:font-weight-complex="bold"/>
    </style:style>
    <style:style style:name="P16" style:family="paragraph" style:parent-style-name="Standard" style:list-style-name="L4">
      <style:text-properties officeooo:paragraph-rsid="0044e010"/>
    </style:style>
    <style:style style:name="P17" style:family="paragraph" style:parent-style-name="Standard">
      <style:text-properties style:font-name="DejaVu Sans Light" fo:font-size="15pt" fo:font-style="normal" fo:font-weight="bold" officeooo:rsid="00549007" officeooo:paragraph-rsid="00549007" style:font-size-asian="15pt" style:font-style-asian="normal" style:font-weight-asian="bold" style:font-size-complex="15pt" style:font-style-complex="normal" style:font-weight-complex="bold"/>
    </style:style>
    <style:style style:name="P18" style:family="paragraph">
      <loext:graphic-properties draw:fill-color="#000000"/>
      <style:paragraph-properties fo:text-align="center"/>
    </style:style>
    <style:style style:name="T1" style:family="text">
      <style:text-properties fo:font-weight="bold" officeooo:rsid="00549007" style:font-weight-asian="bold" style:font-weight-complex="bold"/>
    </style:style>
    <style:style style:name="T2" style:family="text">
      <style:text-properties fo:color="#333333" fo:font-weight="bold" style:font-weight-asian="bold" style:font-weight-complex="bold"/>
    </style:style>
    <style:style style:name="T3" style:family="text">
      <style:text-properties style:font-name="Abyssinica SIL" fo:font-size="14pt" fo:font-style="normal" fo:font-weight="normal" officeooo:rsid="003b0503" style:font-size-asian="12.25pt" style:font-style-asian="normal" style:font-weight-asian="normal" style:font-size-complex="14pt" style:font-style-complex="normal" style:font-weight-complex="normal"/>
    </style:style>
    <style:style style:name="T4" style:family="text">
      <style:text-properties style:font-name="Abyssinica SIL" fo:font-size="14pt" fo:font-style="italic" fo:font-weight="normal" officeooo:rsid="003b0503" style:font-size-asian="12.25pt" style:font-style-asian="normal" style:font-weight-asian="normal" style:font-size-complex="14pt" style:font-style-complex="normal" style:font-weight-complex="normal"/>
    </style:style>
    <style:style style:name="T5" style:family="text">
      <style:text-properties officeooo:rsid="00549007"/>
    </style:style>
    <style:style style:name="T6" style:family="text">
      <style:text-properties officeooo:rsid="0055627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parasión algoritmos</text:p>
      <text:p text:style-name="P14">ID3 y naïve Bayes</text:p>
      <text:p text:style-name="P2"/>
      <text:p text:style-name="P5">Ximena Cervantes Díaz, 276978</text:p>
      <text:p text:style-name="P5"/>
      <text:p text:style-name="P6"><text:span text:style-name="T5">Fundamentos de Inteligencia Artificial</text:span>, 281301</text:p>
      <text:p text:style-name="P8"><text:span text:style-name="T5">25 de Noviembre del </text:span>2019</text:p>
      <text:p text:style-name="P8"/>
      <text:p text:style-name="P17">Profesor: Dr. Juan Carlos Cuevas Tello </text:p>
      <text:p text:style-name="P7"/>
      <text:p text:style-name="P7"><draw:line text:anchor-type="paragraph" draw:z-index="0" draw:name="Forma1" draw:style-name="gr1" draw:text-style-name="P18" svg:x1="18.055cm" svg:y1="0.326cm" svg:x2="-0.36cm" svg:y2="0.326cm"><text:p/></draw:line></text:p>
      <text:p text:style-name="P7"/>
      <text:p text:style-name="P3"><text:span text:style-name="T5">Introducción</text:span>:</text:p>
      <text:p text:style-name="P11">El algoritmo Naive Bayes o Bayes ingenuo, es un algoritmo de clasificación con aprendizaje supervisado, que se apoya en el uso del teorema de Bayes, procedente del campo del cálculo de probabilidades. <text:s/></text:p>
      <text:p text:style-name="P11">El modelo de inducción por especialización (ID3) se basa en el valor informativo de una regla de inferencia para reconocer una cierta estructura categorial. Las reglas se seleccionan según el vaor informativo de los atributos que incluyen bajo el supuesto de que el sujeto considera de forma ordenada todas las posibles reglas conceptuales alternativas. </text:p>
      <text:p text:style-name="P12">En éste documento se explicarán las diferencias y la efectividad de ambos algoritmos comparando entre dos bases de datos.</text:p>
      <text:p text:style-name="P12"/>
      <text:p text:style-name="P15">Con Octave</text:p>
      <text:p text:style-name="P12">Wine data:</text:p>
      <text:p text:style-name="P12">Dada una tabla de datos de 14 columnas por 148 renglones, se leyeron las columnas a partir de la 2 para los datos. La matriz de resultados se leyo sólo la primera columna. </text:p>
      <text:p text:style-name="P12">Con Bayes se usa fitcnb para entrenar la red, poniendo todas las clasificaciones necesarias: Alcohol, Malic acid, Ash, Alcalinity of ash, Magnesium, Total phenols, Flavanoids, Nonflavanoid phenols, <text:soft-page-break/>Proanthocyanins, Color intensity, Hue, OD280/OD315 of diluted wines, Proline.</text:p>
      <text:p text:style-name="P12">Dividiendo los resultados, en la parte del testing solamente 1 de los 74 posibles resultados fue erróneo.</text:p>
      <text:p text:style-name="P12">ID3 cambia un poco el método, siguiendo un árbol de decisiones. Tarda más tiempo, pero los errores fueron nulos en el ejemplo de Wine.</text:p>
      <text:p text:style-name="P12"/>
      <text:p text:style-name="P10"/>
      <text:p text:style-name="P4">Referenc<text:span text:style-name="T6">ia</text:span>s</text:p>
      <text:list xml:id="list4994758662349253935" text:style-name="L4">
        <text:list-item>
          <text:p text:style-name="P16"><text:span text:style-name="T3">Gavilán, I. G. (2019). </text:span><text:span text:style-name="T4">La carrera digital</text:span><text:span text:style-name="T3">. ExLibric.</text:span></text:p>
        </text:list-item>
        <text:list-item>
          <text:p text:style-name="P16"><text:span text:style-name="T3">Sánchez, F. J. S., &amp; Villalba, L. S. (2019). </text:span><text:span text:style-name="T4">Introducción a la ciencia cognitiva</text:span><text:span text:style-name="T3">. ExLibric.</text:span></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reeSans" fo:font-size="13pt" officeooo:rsid="001fb01b" officeooo:paragraph-rsid="001fb01b" style:font-size-asian="13pt" style:font-size-complex="13pt"/>
    </style:style>
    <style:style style:name="MT1" style:family="text">
      <style:text-properties officeooo:rsid="00549007"/>
    </style:style>
    <style:style style:name="MT2" style:family="text">
      <style:text-properties fo:font-weight="bold" officeooo:rsid="00549007" style:font-weight-asian="bold" style:font-weight-complex="bold"/>
    </style:style>
    <style:style style:name="MT3" style:family="text">
      <style:text-properties fo:color="#333333"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49cm" style:shadow="none"/>
      </style:header-style>
      <style:footer-style/>
    </style:page-layout>
  </office:automatic-styles>
  <office:master-styles>
    <style:master-page style:name="Standard" style:page-layout-name="Mpm1">
      <style:header>
        <text:p text:style-name="MP1">Á<text:span text:style-name="MT1">REA DE CIENCIAS DE LA COMPUTACIÓN</text:span> – <text:span text:style-name="MT1">FACULTAD DE INGENIERÍA</text:span> -UASLP</text:p>
        <text:p text:style-name="MP1"><text:span text:style-name="MT1">FUNDAMENTOS DE INTELIGENCIA ARTIFICIAL</text:span> – <text:span text:style-name="MT2">ID3 Y BAYES</text:span><text:span text:style-name="MT3">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21:25:50.208863859</meta:creation-date>
    <dc:date>2019-11-25T10:40:18.412868472</dc:date>
    <meta:editing-duration>PT5H40M20S</meta:editing-duration>
    <meta:editing-cycles>16</meta:editing-cycles>
    <meta:generator>LibreOffice/5.1.6.2$Linux_X86_64 LibreOffice_project/10m0$Build-2</meta:generator>
    <meta:document-statistic meta:table-count="0" meta:image-count="0" meta:object-count="0" meta:page-count="2" meta:paragraph-count="21" meta:word-count="289" meta:character-count="1850" meta:non-whitespace-character-count="1576"/>
  </office:meta>
</office:document-meta>
</file>